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ed4b" officeooo:paragraph-rsid="000ded4b"/>
    </style:style>
    <style:style style:name="P3" style:family="paragraph" style:parent-style-name="Table_20_Contents">
      <style:text-properties officeooo:rsid="001d9ef6" officeooo:paragraph-rsid="001d9ef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df825" officeooo:paragraph-rsid="000df825"/>
    </style:style>
    <style:style style:name="P7" style:family="paragraph" style:parent-style-name="Azione_20_attore" style:list-style-name="Numerazione_20_UC">
      <style:text-properties officeooo:rsid="00141e6a" officeooo:paragraph-rsid="000df825"/>
    </style:style>
    <style:style style:name="P8" style:family="paragraph" style:parent-style-name="Azione_20_sistema">
      <style:text-properties officeooo:rsid="000ded4b" officeooo:paragraph-rsid="000ded4b"/>
    </style:style>
    <style:style style:name="T1" style:family="text">
      <style:text-properties officeooo:rsid="000df825"/>
    </style:style>
    <style:style style:name="T2" style:family="text">
      <style:text-properties officeooo:rsid="001712a4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610069" text:style-name="Numerazione_20_UC">
              <text:list-item text:start-value="1">
                <text:p text:style-name="P7">L'utente <text:span text:style-name="T2">accede al</text:span> forum (include <text:span text:style-name="T3">Visualizzazione lista argomenti</text:span>)</text:p>
                <text:p text:style-name="P8"/>
              </text:list-item>
              <text:list-item>
                <text:p text:style-name="P8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<text:span text:style-name="T1">visualizza correttamente la lista di argomenti</text:span></text:p>
            <text:p text:style-name="P3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a lista di eventi deve essere caricata entro 2 second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0D</meta:editing-duration>
    <meta:editing-cycles>4</meta:editing-cycles>
    <meta:generator>LibreOffice/3.6$Windows_x86 LibreOffice_project/da8c1e6-fd468f4-454e206-f42a4a9-143cfd</meta:generator>
    <dc:date>2012-10-20T01:47:23.60</dc:date>
    <meta:document-statistic meta:table-count="1" meta:image-count="0" meta:object-count="0" meta:page-count="1" meta:paragraph-count="17" meta:word-count="103" meta:character-count="692" meta:non-whitespace-character-count="608"/>
  </office:meta>
</office:document-meta>
</file>